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2010000024F000000923A1D956EEE55129A.png" manifest:media-type="image/png"/>
  <manifest:file-entry manifest:full-path="Pictures/10000201000002D1000001B01E8663B679051686.png" manifest:media-type="image/png"/>
  <manifest:file-entry manifest:full-path="Pictures/10000201000001E5000001747E5972AD93A22EE2.png" manifest:media-type="image/png"/>
  <manifest:file-entry manifest:full-path="Pictures/1000020100000228000001A151B4068060B0C023.png" manifest:media-type="image/png"/>
  <manifest:file-entry manifest:full-path="Pictures/10000201000002D10000016D4971387AF503D878.png" manifest:media-type="image/png"/>
  <manifest:file-entry manifest:full-path="Pictures/10000201000002D00000015A88A9AF324C6222AA.png" manifest:media-type="image/png"/>
  <manifest:file-entry manifest:full-path="Pictures/10000201000002C3000000DA9329393573870D59.png" manifest:media-type="image/png"/>
  <manifest:file-entry manifest:full-path="Pictures/10000201000002CF000000A935BA3573DF38F10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나눔고딕2" svg:font-family="나눔고딕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Text_20_body">
      <style:text-properties officeooo:paragraph-rsid="001327c5"/>
    </style:style>
    <style:style style:name="P2" style:family="paragraph" style:parent-style-name="Text_20_body">
      <style:text-properties officeooo:rsid="001327c5" officeooo:paragraph-rsid="001327c5"/>
    </style:style>
    <style:style style:name="P3" style:family="paragraph" style:parent-style-name="Text_20_body">
      <style:text-properties officeooo:rsid="00136626" officeooo:paragraph-rsid="00136626"/>
    </style:style>
    <style:style style:name="P4" style:family="paragraph" style:parent-style-name="Text_20_body">
      <style:text-properties officeooo:rsid="00136626" officeooo:paragraph-rsid="0016c3c5"/>
    </style:style>
    <style:style style:name="P5" style:family="paragraph" style:parent-style-name="Text_20_body">
      <style:text-properties officeooo:rsid="001551c5" officeooo:paragraph-rsid="001551c5"/>
    </style:style>
    <style:style style:name="P6" style:family="paragraph" style:parent-style-name="Text_20_body">
      <style:text-properties officeooo:rsid="001551c5" officeooo:paragraph-rsid="0016c3c5"/>
    </style:style>
    <style:style style:name="T1" style:family="text">
      <style:text-properties officeooo:rsid="001327c5"/>
    </style:style>
    <style:style style:name="T2" style:family="text">
      <style:text-properties officeooo:rsid="001551c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이름 : 김명수</text:p>
      <text:p text:style-name="P1">1번</text:p>
      <text:p text:style-name="P1"><draw:frame draw:style-name="fr1" draw:name="이미지1" text:anchor-type="as-char" svg:width="17cm" svg:height="7.999cm" draw:z-index="0"><draw:image xlink:href="Pictures/10000201000002D00000015A88A9AF324C6222AA.png" xlink:type="simple" xlink:show="embed" xlink:actuate="onLoad" loext:mime-type="image/png"/></draw:frame><text:line-break/></text:p>
      <text:p text:style-name="P1">2번</text:p>
      <text:p text:style-name="P1"><draw:frame draw:style-name="fr1" draw:name="이미지2" text:anchor-type="as-char" svg:width="17cm" svg:height="7.001cm" draw:z-index="1"><draw:image xlink:href="Pictures/10000201000002D10000016D4971387AF503D878.png" xlink:type="simple" xlink:show="embed" xlink:actuate="onLoad" loext:mime-type="image/png"/></draw:frame></text:p>
      <text:p text:style-name="P1"/>
      <text:p text:style-name="P2">3번</text:p>
      <text:p text:style-name="P2"><draw:frame draw:style-name="fr1" draw:name="이미지3" text:anchor-type="as-char" svg:width="17cm" svg:height="5.001cm" draw:z-index="2"><draw:image xlink:href="Pictures/10000201000002C3000000DA9329393573870D59.png" xlink:type="simple" xlink:show="embed" xlink:actuate="onLoad" loext:mime-type="image/png"/></draw:frame></text:p>
      <text:p text:style-name="P2"><text:soft-page-break/>4번</text:p>
      <text:p text:style-name="P2"><draw:frame draw:style-name="fr1" draw:name="이미지4" text:anchor-type="as-char" svg:width="17cm" svg:height="3.995cm" draw:z-index="3"><draw:image xlink:href="Pictures/10000201000002CF000000A935BA3573DF38F103.png" xlink:type="simple" xlink:show="embed" xlink:actuate="onLoad" loext:mime-type="image/png"/></draw:frame></text:p>
      <text:p text:style-name="P3"/>
      <text:p text:style-name="P3">5번</text:p>
      <text:p text:style-name="P3"><draw:frame draw:style-name="fr2" draw:name="이미지5" text:anchor-type="as-char" svg:width="17cm" svg:height="8.999cm" draw:z-index="4"><draw:image xlink:href="Pictures/1000020100000228000001A151B4068060B0C023.png" xlink:type="simple" xlink:show="embed" xlink:actuate="onLoad" loext:mime-type="image/png"/></draw:frame></text:p>
      <text:p text:style-name="P4">6번</text:p>
      <text:p text:style-name="P4">정방향 : </text:p>
      <text:p text:style-name="P4"><text:span text:style-name="T2"><text:s/></text:span><text:span text:style-name="T2"><draw:frame draw:style-name="fr3" draw:name="이미지6" text:anchor-type="as-char" svg:width="13cm" svg:height="7.999cm" draw:z-index="5"><draw:image xlink:href="Pictures/10000201000001E5000001747E5972AD93A22EE2.png" xlink:type="simple" xlink:show="embed" xlink:actuate="onLoad" loext:mime-type="image/png"/></draw:frame></text:span></text:p>
      <text:p text:style-name="P5"><text:soft-page-break/></text:p>
      <text:p text:style-name="P6">역방향 :</text:p>
      <text:p text:style-name="P6"><text:s/><draw:frame draw:style-name="fr2" draw:name="이미지7" text:anchor-type="as-char" svg:width="13cm" svg:height="4.001cm" draw:z-index="6"><draw:image xlink:href="Pictures/100002010000024F000000923A1D956EEE55129A.png" xlink:type="simple" xlink:show="embed" xlink:actuate="onLoad" loext:mime-type="image/png"/></draw:frame></text:p>
      <text:p text:style-name="P5"/>
      <text:p text:style-name="P5">7번</text:p>
      <text:p text:style-name="P5"><draw:frame draw:style-name="fr1" draw:name="이미지8" text:anchor-type="as-char" svg:width="17cm" svg:height="9.999cm" draw:z-index="7"><draw:image xlink:href="Pictures/10000201000002D1000001B01E8663B67905168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나눔고딕2" svg:font-family="나눔고딕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나눔고딕2" style:font-family-asian="나눔고딕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6-23T12:49:33.274820974</meta:creation-date>
    <dc:date>2020-06-23T17:17:27.957897011</dc:date>
    <meta:editing-duration>PT17M21S</meta:editing-duration>
    <meta:editing-cycles>2</meta:editing-cycles>
    <meta:generator>LibreOffice/6.4.4.2$Linux_X86_64 LibreOffice_project/3d775be2011f3886db32dfd395a6a6d1ca2630ff</meta:generator>
    <meta:document-statistic meta:table-count="0" meta:image-count="8" meta:object-count="0" meta:page-count="3" meta:paragraph-count="18" meta:word-count="28" meta:character-count="36" meta:non-whitespace-character-count="28"/>
  </office:meta>
</office:document-meta>
</file>